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1" svg:font-family="Tahoma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5208in" fo:margin-left="-0.3292in" fo:margin-right="-0.2667in" table:align="margins"/>
    </style:style>
    <style:style style:name="Table1.A" style:family="table-column">
      <style:table-column-properties style:column-width="1.125in" style:rel-column-width="9803*"/>
    </style:style>
    <style:style style:name="Table1.B" style:family="table-column">
      <style:table-column-properties style:column-width="1.1771in" style:rel-column-width="10256*"/>
    </style:style>
    <style:style style:name="Table1.C" style:family="table-column">
      <style:table-column-properties style:column-width="5.2188in" style:rel-column-width="4547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31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le1.C31" style:family="table-cell">
      <style:table-cell-properties fo:background-color="#e6e6e6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A32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1.C32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A43" style:family="table-cell">
      <style:table-cell-properties fo:background-color="#e6e6ff" fo:padding="0.0382in" fo:border-left="0.0007in solid #000000" fo:border-right="none" fo:border-top="none" fo:border-bottom="0.0007in solid #000000">
        <style:background-image/>
      </style:table-cell-properties>
    </style:style>
    <style:style style:name="Table1.C43" style:family="table-cell">
      <style:table-cell-properties fo:background-color="#e6e6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Table_20_Contents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atatan Menggunakan Babelan</text:h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3 des 08</text:p>
          </table:table-cell>
          <table:table-cell table:style-name="Table1.A1" office:value-type="string">
            <text:p text:style-name="Table_20_Contents"/>
          </table:table-cell>
          <table:table-cell table:style-name="Table1.C1" office:value-type="string">
            <text:p text:style-name="Table_20_Contents">Pertama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ain.c</text:p>
            <text:p text:style-name="Table_20_Contents"/>
          </table:table-cell>
          <table:table-cell table:style-name="Table1.C2" office:value-type="string">
            <text:p text:style-name="Table_20_Contents">Coba setup gpio interupt untuk komon_counter</text:p>
            <text:p text:style-name="Table_20_Contents"/>
            <text:p text:style-name="Table_20_Contents">/home/jadid/Mrogram/Babelan/Des_08/lpc2378_uart0_irq_modif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5 des 08</text:p>
          </table:table-cell>
          <table:table-cell table:style-name="Table1.A2" office:value-type="string">
            <text:p text:style-name="Table_20_Contents">FreeRtos</text:p>
          </table:table-cell>
          <table:table-cell table:style-name="Table1.C2" office:value-type="string">
            <text:p text:style-name="Table_20_Contents">Berangkat dari contoh LPC2368 eclipse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Edit init hardware sesuai dengan punya kita yang sudah jalan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Blink running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Serial running</text:p>
            <text:p text:style-name="Table_20_Contents"/>
            <text:p text:style-name="Table_20_Contents">agak bingung saja konsep real time OS dan whileloop biasa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6 des 08</text:p>
          </table:table-cell>
          <table:table-cell table:style-name="Table1.A2" office:value-type="string">
            <text:p text:style-name="Table_20_Contents">Tinysh</text:p>
          </table:table-cell>
          <table:table-cell table:style-name="Table1.C2" office:value-type="string">
            <text:p text:style-name="Table_20_Contents">Dapat shell sederhana dari <text:a xlink:type="simple" xlink:href="http://sourceforge.net/projects/tinysh">http://sourceforge.net/projects/tinysh</text:a>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Copy shell.c dari contoh freertos yang blackfin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Edit seperlunya ... hore jalan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ENC</text:p>
            <text:p text:style-name="Table_20_Contents"/>
          </table:table-cell>
          <table:table-cell table:style-name="Table1.C2" office:value-type="string">
            <text:p text:style-name="Table_20_Contents">Deteksi sudah OK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Uip</text:p>
          </table:table-cell>
          <table:table-cell table:style-name="Table1.C2" office:value-type="string">
            <text:p text:style-name="Table_20_Contents">ARP ping sudah OK</text:p>
            <text:p text:style-name="Table_20_Contents">sementara IP masih di hardcoded</text:p>
            <text:p text:style-name="Table_20_Contents"/>
            <text:p text:style-name="Table_20_Contents">jika vTaskDelay = 100 dapat reply rata2 50 – 130 mS</text:p>
            <text:p text:style-name="Table_20_Contents">jika vTaskDelay = 10 dapat reply 10 – 100 mS</text:p>
            <text:p text:style-name="Table_20_Contents">jika vTaskDelay = 2 dapat reply 1.1 – 2.8 ms (dari server)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Webserver</text:p>
            <text:p text:style-name="Table_20_Contents"/>
          </table:table-cell>
          <table:table-cell table:style-name="Table1.C2" office:value-type="string">
            <text:p text:style-name="Table_20_Contents">Simple web server sudah jalan</text:p>
          </table:table-cell>
        </table:table-row>
        <table:table-row>
          <table:table-cell table:style-name="Table1.A2" office:value-type="string">
            <text:p text:style-name="Table_20_Contents">7 des 08</text:p>
          </table:table-cell>
          <table:table-cell table:style-name="Table1.A2" office:value-type="string">
            <text:p text:style-name="Table_20_Contents">Baca tulis onchip flash</text:p>
            <text:p text:style-name="Table_20_Contents"/>
          </table:table-cell>
          <table:table-cell table:style-name="Table1.C2" office:value-type="string">
            <text:p text:style-name="Table_20_Contents">Sudah ok, tinggal format konfigurasinya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eting kalibrasi &amp; IP</text:p>
            <text:p text:style-name="Table_20_Contents"><text:soft-page-break/></text:p>
          </table:table-cell>
          <table:table-cell table:style-name="Table1.C2" office:value-type="string">
            <text:p text:style-name="Table_20_Contents">Untuk menghemat memory, kalibrasi ditulis dalam integer, dengan model fraksional. </text:p>
            <text:p text:style-name="Table_20_Contents"><text:soft-page-break/></text:p>
            <text:p text:style-name="Table_20_Contents">Misalnya :</text:p>
            <text:p text:style-name="Table_20_Contents"/>
            <text:p text:style-name="Table_20_Contents">1000 = 1.000</text:p>
            <text:p text:style-name="Table_20_Contents">1213 = 1.213</text:p>
            <text:p text:style-name="Table_20_Contents"/>
            <text:p text:style-name="Table_20_Contents">atau harus dibagi seribu, dengan 3 angka dibelakang koma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  <text:p text:style-name="Table_20_Contents">Coba menggunakan gnu eabi, tidak bisa !!!</text:p>
            <text:p text:style-name="Table_20_Contents"/>
            <text:p text:style-name="Table_20_Contents">bisa ternyata exidx nya salah naruh di ram, harusnya di flash (lihat linker scripts)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  <text:p text:style-name="Table_20_Contents">Ternyata gara2 gcc buat arm nya versi 4.1.1 tidak bisa.</text:p>
            <text:p text:style-name="Table_20_Contents"/>
            <text:p text:style-name="Table_20_Contents">Pas diganti ke gcc 4.1.0 malah OK.</text:p>
            <text:p text:style-name="Table_20_Contents"/>
            <text:p text:style-name="Table_20_Contents">Di download dari </text:p>
            <text:p text:style-name="Table_20_Contents"><text:a xlink:type="simple" xlink:href="http://www.mikrocontroller.net/articles/ARM_GCC_toolchain_for_Linux_and_Mac_OS_X#Download">http://www.mikrocontroller.net/articles/ARM_GCC_toolchain_for_Linux_and_Mac_OS_X#Download</text:a></text:p>
            <text:p text:style-name="Table_20_Contents"/>
            <text:p text:style-name="Table_20_Contents">ditaruh di sever sebagai arm-toolchain-linux-2.tar.bz2 di</text:p>
            <text:p text:style-name="Table_20_Contents"><text:a xlink:type="simple" xlink:href="smb://192.168.1.13/gede-2/Rock%20&amp;%20Dangdut/Mrogram%20LPC/TOOLCHAIN">smb://192.168.1.13/gede-2/Rock%20&amp;%20Dangdut/Mrogram%20LPC/TOOLCHAIN</text:a>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9 Des 08</text:p>
          </table:table-cell>
          <table:table-cell table:style-name="Table1.A2" office:value-type="string">
            <text:p text:style-name="Table_20_Contents">Pindahkan toolchain</text:p>
          </table:table-cell>
          <table:table-cell table:style-name="Table1.C2" office:value-type="string">
            <text:p text:style-name="Table_20_Contents">Pindahkan toolchain ke /usr/local/arm_gc2</text:p>
            <text:p text:style-name="Table_20_Contents"/>
            <text:p text:style-name="Table_20_Contents">edit .bashrc dengan menambahkan berikut :</text:p>
            <text:p text:style-name="Table_20_Contents"/>
            <text:p text:style-name="Table_20_Contents">export PATH=$PATH:/usr/local/arm_gc2/bin:</text:p>
            <text:p text:style-name="Table_20_Contents"/>
            <text:p text:style-name="Table_20_Contents">export PATH=$PATH:/usr/local/arm_gc2/bin: </text:p>
            <text:p text:style-name="Table_20_Contents"/>
            <text:p text:style-name="Table_20_Contents">harus dipasang di .profile &amp; .bashrc</text:p>
            <text:p text:style-name="Table_20_Contents"/>
            <text:p text:style-name="Table_20_Contents">install sun-java6-jr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  <text:p text:style-name="Table_20_Contents">Config</text:p>
          </table:table-cell>
          <table:table-cell table:style-name="Table1.C2" office:value-type="string">
            <text:p text:style-name="Table_20_Contents"/>
            <text:p text:style-name="Table_20_Contents">Jika trace facility di enable, minimum 37 KB. Jika tidak, hanya 8kB</text:p>
            <text:p text:style-name="Table_20_Contents"/>
            <text:p text:style-name="Table_20_Contents">fungsi2 printf sekarang berjalan dengan baik !!</text:p>
            <text:p text:style-name="Table_20_Contents">hanya karena </text:p>
            <text:p text:style-name="P1">configUSE_TICK_HOOK dimatikan (0) </text:p>
            <text:p text:style-name="P1">dan </text:p>
            <text:p text:style-name="P1"><text:soft-page-break/>configUSE_TRACE_FACILITY juga dimatikan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0 des 08</text:p>
          </table:table-cell>
          <table:table-cell table:style-name="Table1.A2" office:value-type="string">
            <text:p text:style-name="Table_20_Contents">Memory</text:p>
          </table:table-cell>
          <table:table-cell table:style-name="Table1.C2" office:value-type="string">
            <text:p text:style-name="Table_20_Contents">Menggunakan onchip ram eth untuk buffer UIP.</text:p>
            <text:p text:style-name="Table_20_Contents"/>
            <text:p text:style-name="Table_20_Contents">Edit uip.c pada line 205 dan uip.h pada line 1250.</text:p>
            <text:p text:style-name="Table_20_Contents"/>
            <text:p text:style-name="Table_20_Contents">uip_init() juga diubah</text:p>
            <text:p text:style-name="Table_20_Contents"/>
            <text:p text:style-name="Table_20_Contents">malah sering problem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2 Des 08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<text:span text:style-name="T1">Menggunakan Babelan</text:span> </text:p>
            <text:p text:style-name="Table_20_Contents">sebenarnya sudah dimulai sejak awal, tapi belum dimanualkan.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Copy direktori dari folder demo freeRTOS ke folder konter_1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Uip.c</text:p>
          </table:table-cell>
          <table:table-cell table:style-name="Table1.C2" office:value-type="string">
            <text:p text:style-name="Table_20_Contents">Menggunakan ethram untuk buffer macam2.</text:p>
            <text:p text:style-name="Table_20_Contents"/>
            <text:p text:style-name="Table_20_Contents">Rupanya dengan menerapkan section jadi OK.</text:p>
            <text:p text:style-name="Table_20_Contents"/>
            <text:p text:style-name="Table_20_Contents">Kasih <text:s/>__attribute__ ((section (".eth_test"))); pada variablenya dan declare section tersbut pada lingker scriptnya.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3 Des 08</text:p>
          </table:table-cell>
          <table:table-cell table:style-name="Table1.A2" office:value-type="string">
            <text:p text:style-name="Table_20_Contents">Enviro.c</text:p>
          </table:table-cell>
          <table:table-cell table:style-name="Table1.C2" office:value-type="string">
            <text:p text:style-name="Table_20_Contents">Jika struct environtment ditaruh di seksi ram lain, tulis ke flash jadi error.</text:p>
            <text:p text:style-name="Table_20_Contents">Error 4 = SRC_ADDR_NOT_MAPPED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etenv</text:p>
            <text:p text:style-name="Table_20_Contents"/>
          </table:table-cell>
          <table:table-cell table:style-name="Table1.C2" office:value-type="string">
            <text:p text:style-name="Table_20_Contents">Untuk setting IP</text:p>
            <text:p text:style-name="P2">setenv ipaddr 192.168.1.21</text:p>
            <text:p text:style-name="P2"/>
            <text:p text:style-name="P3">Untuk setting gateway</text:p>
            <text:p text:style-name="P2">setenv gateway 192.168.1.113</text:p>
            <text:p text:style-name="P2"/>
            <text:p text:style-name="P3">Untuk setting nama board</text:p>
            <text:p text:style-name="P2">setenv nama board_kontrol_A</text:p>
            <text:p text:style-name="P2">** nama tidak boleh ada spasi</text:p>
            <text:p text:style-name="P2"/>
            <text:p text:style-name="P3">Untuk setting keterangan kanal</text:p>
            <text:p text:style-name="P2">setenv kanal 2 ket ini_sensor_kanal_2</text:p>
            <text:p text:style-name="Table_20_Contents">** 2 adalah nomer kanal, maksimum 20</text:p>
            <text:p text:style-name="Table_20_Contents">** keterangan kanal tidak boleh ada spasi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PC2367</text:p>
            <text:p text:style-name="Table_20_Contents">lihat direktori</text:p>
            <text:p text:style-name="Table_20_Contents"><text:soft-page-break/>komon_2367</text:p>
            <text:p text:style-name="Table_20_Contents"/>
          </table:table-cell>
          <table:table-cell table:style-name="Table1.C2" office:value-type="string">
            <text:p text:style-name="Table_20_Contents">Hehe ... ternyata langsung bisa</text:p>
            <text:p text:style-name="Table_20_Contents">Hanya led blinknya malah yang belum bisa</text:p>
            <text:p text:style-name="Table_20_Contents"><text:soft-page-break/></text:p>
            <text:p text:style-name="Table_20_Contents">ethernet juga langsung bisa.</text:p>
            <text:p text:style-name="Table_20_Contents"/>
            <text:p text:style-name="Table_20_Contents">Ternyata hanya beda port led. </text:p>
            <text:p text:style-name="Table_20_Contents"/>
            <text:p text:style-name="Table_20_Contents">Sudah OK sekarang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4 des 08</text:p>
          </table:table-cell>
          <table:table-cell table:style-name="Table1.A2" office:value-type="string">
            <text:p text:style-name="Table_20_Contents">LCD</text:p>
          </table:table-cell>
          <table:table-cell table:style-name="Table1.C2" office:value-type="string">
            <text:p text:style-name="Table_20_Contents">Memory sangat terbatas sehingga tidak mungkin menggunakan model queue.</text:p>
            <text:p text:style-name="Table_20_Contents"/>
            <text:p text:style-name="Table_20_Contents">Coba menggunakan semaphore.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  <text:p text:style-name="Table_20_Contents">9 Jan 09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Buffer qeue (uart) dipindah ke memory General purpose</text:p>
          </table:table-cell>
        </table:table-row>
        <table:table-row>
          <table:table-cell table:style-name="Table1.A2" office:value-type="string">
            <text:p text:style-name="Table_20_Contents"/>
            <text:p text:style-name="Table_20_Contents">14 jan 09</text:p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set_titik 22 4 5 → set titik 22, sumber = 4 dan kanal = 5</text:p>
            <text:p text:style-name="Table_20_Contents"/>
          </table:table-cell>
        </table:table-row>
        <table:table-row>
          <table:table-cell table:style-name="Table1.A31" office:value-type="string">
            <text:p text:style-name="Table_20_Contents"/>
            <text:p text:style-name="Table_20_Contents">11 feb 09</text:p>
          </table:table-cell>
          <table:table-cell table:style-name="Table1.A31" office:value-type="string">
            <text:p text:style-name="Table_20_Contents"/>
            <text:p text:style-name="Table_20_Contents">monita_counter</text:p>
            <text:p text:style-name="Table_20_Contents"/>
          </table:table-cell>
          <table:table-cell table:style-name="Table1.C31" office:value-type="string">
            <text:p text:style-name="Table_20_Contents"/>
            <text:p text:style-name="Table_20_Contents">KOMON_KONTER 1.3</text:p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A32" office:value-type="string">
            <text:p text:style-name="Table_20_Contents"/>
          </table:table-cell>
          <table:table-cell table:style-name="Table1.C32" office:value-type="string">
            <text:p text:style-name="Table_20_Contents"/>
            <text:p text:style-name="Table_20_Contents">Buat direktori di git_lokal : konter</text:p>
            <text:p text:style-name="Table_20_Contents">Perbaiki ifdef disana-sini, supaya tetap bisa nyambung dengan tampilan</text:p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  <text:p text:style-name="Table_20_Contents">13 feb 09</text:p>
            <text:p text:style-name="Table_20_Contents"/>
          </table:table-cell>
          <table:table-cell table:style-name="Table1.A32" office:value-type="string">
            <text:p text:style-name="Table_20_Contents"/>
            <text:p text:style-name="Table_20_Contents">httpd.c</text:p>
            <text:p text:style-name="Table_20_Contents">shell.c</text:p>
            <text:p text:style-name="Table_20_Contents"/>
          </table:table-cell>
          <table:table-cell table:style-name="Table1.C32" office:value-type="string">
            <text:p text:style-name="Table_20_Contents"/>
            <text:p text:style-name="Table_20_Contents">Uptime &amp; menampilkannya diperbaiki</text:p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A32" office:value-type="string">
            <text:p text:style-name="Table_20_Contents"/>
            <text:p text:style-name="P2">Tampilan</text:p>
            <text:p text:style-name="P2"/>
          </table:table-cell>
          <table:table-cell table:style-name="Table1.C32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>13 feb 09</text:p>
          </table:table-cell>
          <table:table-cell table:style-name="Table1.A32" office:value-type="string">
            <text:p text:style-name="Table_20_Contents"/>
            <text:p text:style-name="Table_20_Contents"/>
          </table:table-cell>
          <table:table-cell table:style-name="Table1.C32" office:value-type="string">
            <text:p text:style-name="Table_20_Contents">Buat manual untuk tampilan</text:p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A32" office:value-type="string">
            <text:p text:style-name="Table_20_Contents"/>
          </table:table-cell>
          <table:table-cell table:style-name="Table1.C32" office:value-type="string">
            <text:p text:style-name="Table_20_Contents"/>
            <text:p text:style-name="Table_20_Contents">Uip masih tiba2 berhenti.</text:p>
            <text:p text:style-name="Table_20_Contents">Ternyata berhenti di PSOCK_READBUF</text:p>
            <text:p text:style-name="Table_20_Contents"/>
            <text:p text:style-name="Table_20_Contents">lihat di monita_uip &amp; enc28 driver</text:p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  <text:p text:style-name="Table_20_Contents">16 feb 09</text:p>
            <text:p text:style-name="Table_20_Contents"><text:soft-page-break/></text:p>
          </table:table-cell>
          <table:table-cell table:style-name="Table1.A32" office:value-type="string">
            <text:p text:style-name="Table_20_Contents"/>
            <text:p text:style-name="P2">Konter</text:p>
          </table:table-cell>
          <table:table-cell table:style-name="Table1.C32" office:value-type="string">
            <text:p text:style-name="Table_20_Contents"/>
            <text:p text:style-name="Table_20_Contents">Ok, ini sudah jalan 3 hari. Masalah :</text:p>
            <text:p text:style-name="Table_20_Contents"><text:soft-page-break/>- web server kadang muncul karakter2 aneh.</text:p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A32" office:value-type="string">
            <text:p text:style-name="Table_20_Contents"/>
            <text:p text:style-name="P2">Tampilan</text:p>
            <text:p text:style-name="Table_20_Contents"/>
          </table:table-cell>
          <table:table-cell table:style-name="Table1.C32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  <text:p text:style-name="Table_20_Contents">18 feb 09</text:p>
            <text:p text:style-name="Table_20_Contents"/>
          </table:table-cell>
          <table:table-cell table:style-name="Table1.A32" office:value-type="string">
            <text:p text:style-name="Table_20_Contents"/>
            <text:p text:style-name="Table_20_Contents">Main.c</text:p>
          </table:table-cell>
          <table:table-cell table:style-name="Table1.C32" office:value-type="string">
            <text:p text:style-name="Table_20_Contents"><text:s/></text:p>
            <text:p text:style-name="P2">cek paket dipindahkan ke task idle, karena jika masuk dalam task ether, minimum delay adalah 1 ms. Kecuali jika ingin merubah delay semuanya.</text:p>
            <text:p text:style-name="P2"/>
            <text:p text:style-name="P2">Nampaknya ditaruh di idle loop malah banyak masalah.</text:p>
            <text:p text:style-name="P2">Misalnya printf tidak bisa di idle loop.</text:p>
            <text:p text:style-name="P2">Reset jadi malah tidak jalan.</text:p>
            <text:p text:style-name="P2"/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A32" office:value-type="string">
            <text:p text:style-name="Table_20_Contents"/>
          </table:table-cell>
          <table:table-cell table:style-name="Table1.C32" office:value-type="string">
            <text:p text:style-name="Table_20_Contents"/>
            <text:p text:style-name="Table_20_Contents">Betulkan pesan sumber aborted / timeout, kasih IP</text:p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  <text:p text:style-name="Table_20_Contents">20 feb 09</text:p>
            <text:p text:style-name="Table_20_Contents"/>
          </table:table-cell>
          <table:table-cell table:style-name="Table1.A32" office:value-type="string">
            <text:p text:style-name="Table_20_Contents"/>
            <text:p text:style-name="P2">Konter</text:p>
          </table:table-cell>
          <table:table-cell table:style-name="Table1.C32" office:value-type="string">
            <text:p text:style-name="Table_20_Contents"/>
            <text:p text:style-name="Table_20_Contents">Fungsi buat_file_index_awal()</text:p>
            <text:p text:style-name="Table_20_Contents">untuk membuat buffer file yang akan ditampilkan pada browser.</text:p>
            <text:p text:style-name="Table_20_Contents">Dibuat oleh task led blink (setiap 1100 ms).</text:p>
            <text:p text:style-name="Table_20_Contents"/>
            <text:p text:style-name="Table_20_Contents">Akan diterukan oleh buat_file_index() </text:p>
            <text:p text:style-name="Table_20_Contents">saat diminta oleh web browser, tujuannya :</text:p>
            <text:p text:style-name="Table_20_Contents">supaya counting request web masih valid.</text:p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A32" office:value-type="string">
            <text:p text:style-name="Table_20_Contents"/>
          </table:table-cell>
          <table:table-cell table:style-name="Table1.C32" office:value-type="string">
            <text:p text:style-name="Table_20_Contents"/>
            <text:p text:style-name="Table_20_Contents">monita_appcall diperbaiki, tidak lagi pakai protothread</text:p>
            <text:p text:style-name="Table_20_Contents"/>
          </table:table-cell>
        </table:table-row>
        <table:table-row>
          <table:table-cell table:style-name="Table1.A43" office:value-type="string">
            <text:p text:style-name="P4">15 april 09</text:p>
            <text:p text:style-name="P4"/>
          </table:table-cell>
          <table:table-cell table:style-name="Table1.A43" office:value-type="string">
            <text:p text:style-name="P4"/>
          </table:table-cell>
          <table:table-cell table:style-name="Table1.C43" office:value-type="string">
            <text:p text:style-name="P4">Dibuat direktori komon_A</text:p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A32" office:value-type="string">
            <text:p text:style-name="Table_20_Contents"/>
            <text:p text:style-name="Table_20_Contents"/>
          </table:table-cell>
          <table:table-cell table:style-name="Table1.C32" office:value-type="string">
            <text:p text:style-name="Table_20_Contents">Gunakan babelan untuk CPU komon_A (akan menggantikan kendari / blackfin).</text:p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A32" office:value-type="string">
            <text:p text:style-name="Table_20_Contents"/>
          </table:table-cell>
          <table:table-cell table:style-name="Table1.C32" office:value-type="string">
            <text:p text:style-name="Table_20_Contents"/>
            <text:p text:style-name="Table_20_Contents">Coba gunakan non_preemptive, supaya lebih cepat.</text:p>
            <text:p text:style-name="Table_20_Contents"/>
            <text:p text:style-name="Table_20_Contents">Dengan non_preemptive, idle = 219310</text:p>
            <text:p text:style-name="Table_20_Contents">dengan preemptive, idle = 1763200</text:p>
            <text:p text:style-name="Table_20_Contents"/>
            <text:p text:style-name="Table_20_Contents">dari sini tampak bahwa idle lebih sering dipanggil jika menggunakan preemptive, sehingga tampak lebih banyak waktu kosong, tetapi bisa juga diartikan bahwa prosesor selalu menyediakan waktu untuk memanggil idle <text:soft-page-break/>saat tick terjadi.</text:p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A32" office:value-type="string">
            <text:p text:style-name="Table_20_Contents"/>
            <text:p text:style-name="Table_20_Contents">Adc</text:p>
          </table:table-cell>
          <table:table-cell table:style-name="Table1.C32" office:value-type="string">
            <text:p text:style-name="Table_20_Contents"/>
            <text:p text:style-name="Table_20_Contents">Adc sudah ok</text:p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A32" office:value-type="string">
            <text:p text:style-name="Table_20_Contents"/>
            <text:p text:style-name="Table_20_Contents">set_kanal</text:p>
          </table:table-cell>
          <table:table-cell table:style-name="Table1.C32" office:value-type="string">
            <text:p text:style-name="Table_20_Contents"/>
            <text:p text:style-name="Table_20_Contents">Ditambahkan command set_kanal A B C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furkan jadid</meta:initial-creator>
    <meta:creation-date>2008-12-03T14:27:38</meta:creation-date>
    <dc:creator>acer-b</dc:creator>
    <dc:date>2009-04-15T20:47:40</dc:date>
    <meta:editing-cycles>62</meta:editing-cycles>
    <meta:editing-duration>P7DT15H15M26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6" meta:paragraph-count="154" meta:word-count="792" meta:character-count="4895"/>
  </office:meta>
</office:document-meta>
</file>